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6897" officeooo:paragraph-rsid="00056897"/>
    </style:style>
    <style:style style:name="P2" style:family="paragraph" style:parent-style-name="Text_20_body">
      <style:paragraph-properties fo:text-align="justify" style:justify-single-word="false"/>
      <style:text-properties officeooo:rsid="0006c941" officeooo:paragraph-rsid="0006c941"/>
    </style:style>
    <style:style style:name="P3" style:family="paragraph" style:parent-style-name="Text_20_body">
      <style:paragraph-properties fo:text-align="justify" style:justify-single-word="false"/>
      <style:text-properties officeooo:rsid="000c4e46" officeooo:paragraph-rsid="000c4e46"/>
    </style:style>
    <style:style style:name="P4" style:family="paragraph" style:parent-style-name="Text_20_body">
      <style:paragraph-properties fo:text-align="justify" style:justify-single-word="false"/>
      <style:text-properties officeooo:rsid="000dd21e" officeooo:paragraph-rsid="000dd21e"/>
    </style:style>
    <style:style style:name="P5" style:family="paragraph" style:parent-style-name="Text_20_body">
      <style:paragraph-properties fo:text-align="justify" style:justify-single-word="false"/>
      <style:text-properties officeooo:rsid="0011b560" officeooo:paragraph-rsid="0011b560"/>
    </style:style>
    <style:style style:name="P6" style:family="paragraph" style:parent-style-name="Text_20_body">
      <style:paragraph-properties fo:text-align="justify" style:justify-single-word="false"/>
      <style:text-properties officeooo:rsid="00137374" officeooo:paragraph-rsid="00137374"/>
    </style:style>
    <style:style style:name="P7" style:family="paragraph" style:parent-style-name="Text_20_body">
      <style:paragraph-properties fo:text-align="justify" style:justify-single-word="false"/>
      <style:text-properties officeooo:rsid="00167e6b" officeooo:paragraph-rsid="00167e6b"/>
    </style:style>
    <style:style style:name="P8" style:family="paragraph" style:parent-style-name="Text_20_body">
      <style:paragraph-properties fo:text-align="justify" style:justify-single-word="false"/>
      <style:text-properties officeooo:rsid="001aa524" officeooo:paragraph-rsid="001aa524"/>
    </style:style>
    <style:style style:name="P9" style:family="paragraph" style:parent-style-name="Text_20_body">
      <style:paragraph-properties fo:text-align="justify" style:justify-single-word="false"/>
      <style:text-properties officeooo:rsid="001db1d4" officeooo:paragraph-rsid="001db1d4"/>
    </style:style>
    <style:style style:name="P10" style:family="paragraph" style:parent-style-name="Text_20_body">
      <style:paragraph-properties fo:text-align="justify" style:justify-single-word="false"/>
      <style:text-properties officeooo:rsid="001f3f82" officeooo:paragraph-rsid="001f3f82"/>
    </style:style>
    <style:style style:name="P11" style:family="paragraph" style:parent-style-name="Text_20_body">
      <style:paragraph-properties fo:text-align="justify" style:justify-single-word="false"/>
      <style:text-properties officeooo:rsid="00220966" officeooo:paragraph-rsid="00220966"/>
    </style:style>
    <style:style style:name="P12" style:family="paragraph" style:parent-style-name="Text_20_body">
      <style:paragraph-properties fo:text-align="justify" style:justify-single-word="false"/>
      <style:text-properties officeooo:rsid="0026940a" officeooo:paragraph-rsid="0026940a"/>
    </style:style>
    <style:style style:name="P13" style:family="paragraph" style:parent-style-name="Text_20_body">
      <style:paragraph-properties fo:text-align="justify" style:justify-single-word="false"/>
      <style:text-properties officeooo:rsid="002c9491" officeooo:paragraph-rsid="003506b4"/>
    </style:style>
    <style:style style:name="P14" style:family="paragraph" style:parent-style-name="Text_20_body">
      <style:paragraph-properties fo:text-align="justify" style:justify-single-word="false"/>
      <style:text-properties officeooo:rsid="00356733" officeooo:paragraph-rsid="00356733"/>
    </style:style>
    <style:style style:name="P15" style:family="paragraph" style:parent-style-name="Text_20_body">
      <style:paragraph-properties fo:text-align="justify" style:justify-single-word="false"/>
      <style:text-properties officeooo:rsid="00357d49" officeooo:paragraph-rsid="00357d49"/>
    </style:style>
    <style:style style:name="P16" style:family="paragraph" style:parent-style-name="Text_20_body">
      <style:paragraph-properties fo:text-align="justify" style:justify-single-word="false"/>
      <style:text-properties officeooo:rsid="0037c0db" officeooo:paragraph-rsid="0037c0db"/>
    </style:style>
    <style:style style:name="P17" style:family="paragraph" style:parent-style-name="Text_20_body">
      <style:paragraph-properties fo:text-align="justify" style:justify-single-word="false"/>
      <style:text-properties officeooo:rsid="00392e7c" officeooo:paragraph-rsid="00392e7c"/>
    </style:style>
    <style:style style:name="P18" style:family="paragraph" style:parent-style-name="Text_20_body">
      <style:paragraph-properties fo:text-align="justify" style:justify-single-word="false"/>
      <style:text-properties officeooo:rsid="003e8178" officeooo:paragraph-rsid="003e8178"/>
    </style:style>
    <style:style style:name="P19" style:family="paragraph" style:parent-style-name="Text_20_body">
      <style:paragraph-properties fo:text-align="justify" style:justify-single-word="false"/>
      <style:text-properties officeooo:rsid="003fae8a" officeooo:paragraph-rsid="00433f64"/>
    </style:style>
    <style:style style:name="P20" style:family="paragraph" style:parent-style-name="Text_20_body">
      <style:paragraph-properties fo:text-align="justify" style:justify-single-word="false"/>
      <style:text-properties officeooo:rsid="00459775" officeooo:paragraph-rsid="00459775"/>
    </style:style>
    <style:style style:name="P21" style:family="paragraph" style:parent-style-name="Text_20_body">
      <style:paragraph-properties fo:text-align="justify" style:justify-single-word="false"/>
      <style:text-properties officeooo:rsid="00471f54" officeooo:paragraph-rsid="00471f54"/>
    </style:style>
    <style:style style:name="P22" style:family="paragraph" style:parent-style-name="Text_20_body">
      <style:paragraph-properties fo:text-align="justify" style:justify-single-word="false"/>
      <style:text-properties officeooo:rsid="004abac2" officeooo:paragraph-rsid="004abac2"/>
    </style:style>
    <style:style style:name="P23" style:family="paragraph" style:parent-style-name="Text_20_body">
      <style:paragraph-properties fo:text-align="justify" style:justify-single-word="false"/>
      <style:text-properties officeooo:rsid="004bef3d" officeooo:paragraph-rsid="004bef3d"/>
    </style:style>
    <style:style style:name="P24" style:family="paragraph" style:parent-style-name="Text_20_body">
      <style:paragraph-properties fo:text-align="justify" style:justify-single-word="false"/>
      <style:text-properties officeooo:rsid="004d6f49" officeooo:paragraph-rsid="004d6f49"/>
    </style:style>
    <style:style style:name="P25" style:family="paragraph" style:parent-style-name="Text_20_body">
      <style:paragraph-properties fo:text-align="justify" style:justify-single-word="false"/>
      <style:text-properties officeooo:rsid="005b6020" officeooo:paragraph-rsid="005b6020"/>
    </style:style>
    <style:style style:name="P26" style:family="paragraph" style:parent-style-name="Text_20_body">
      <style:paragraph-properties fo:text-align="justify" style:justify-single-word="false"/>
      <style:text-properties officeooo:rsid="005e9de3" officeooo:paragraph-rsid="005e9de3"/>
    </style:style>
    <style:style style:name="P27" style:family="paragraph" style:parent-style-name="Text_20_body">
      <style:paragraph-properties fo:text-align="justify" style:justify-single-word="false"/>
      <style:text-properties officeooo:rsid="0060b89f" officeooo:paragraph-rsid="0060b89f"/>
    </style:style>
    <style:style style:name="P28" style:family="paragraph" style:parent-style-name="Text_20_body">
      <style:paragraph-properties fo:text-align="justify" style:justify-single-word="false"/>
      <style:text-properties officeooo:rsid="0062aa1b" officeooo:paragraph-rsid="0062aa1b"/>
    </style:style>
    <style:style style:name="P29" style:family="paragraph" style:parent-style-name="Text_20_body">
      <style:paragraph-properties fo:text-align="justify" style:justify-single-word="false"/>
      <style:text-properties officeooo:rsid="00670929" officeooo:paragraph-rsid="00670929"/>
    </style:style>
    <style:style style:name="P30" style:family="paragraph" style:parent-style-name="Text_20_body">
      <style:paragraph-properties fo:text-align="justify" style:justify-single-word="false"/>
      <style:text-properties officeooo:rsid="0067998d" officeooo:paragraph-rsid="0067998d"/>
    </style:style>
    <style:style style:name="P31" style:family="paragraph" style:parent-style-name="Text_20_body">
      <style:paragraph-properties fo:text-align="justify" style:justify-single-word="false"/>
      <style:text-properties officeooo:rsid="00686a93" officeooo:paragraph-rsid="00686a93"/>
    </style:style>
    <style:style style:name="P32" style:family="paragraph" style:parent-style-name="Text_20_body">
      <style:paragraph-properties fo:text-align="justify" style:justify-single-word="false"/>
      <style:text-properties officeooo:rsid="006b08a6" officeooo:paragraph-rsid="006b08a6"/>
    </style:style>
    <style:style style:name="P33" style:family="paragraph" style:parent-style-name="Text_20_body">
      <style:paragraph-properties fo:text-align="justify" style:justify-single-word="false"/>
      <style:text-properties officeooo:rsid="006f1e65" officeooo:paragraph-rsid="006f1e65"/>
    </style:style>
    <style:style style:name="P34" style:family="paragraph" style:parent-style-name="Text_20_body">
      <style:paragraph-properties fo:text-align="justify" style:justify-single-word="false"/>
      <style:text-properties officeooo:rsid="006f79dc" officeooo:paragraph-rsid="006f79dc"/>
    </style:style>
    <style:style style:name="P35" style:family="paragraph" style:parent-style-name="Text_20_body">
      <style:paragraph-properties fo:text-align="justify" style:justify-single-word="false"/>
      <style:text-properties officeooo:rsid="00716c12" officeooo:paragraph-rsid="00716c12"/>
    </style:style>
    <style:style style:name="P36" style:family="paragraph" style:parent-style-name="Text_20_body">
      <style:paragraph-properties fo:text-align="justify" style:justify-single-word="false"/>
      <style:text-properties officeooo:rsid="0072ad95" officeooo:paragraph-rsid="0072ad95"/>
    </style:style>
    <style:style style:name="P37" style:family="paragraph" style:parent-style-name="Text_20_body">
      <style:paragraph-properties fo:text-align="justify" style:justify-single-word="false"/>
      <style:text-properties officeooo:rsid="007461a7" officeooo:paragraph-rsid="007461a7"/>
    </style:style>
    <style:style style:name="P38" style:family="paragraph" style:parent-style-name="Text_20_body">
      <style:paragraph-properties fo:text-align="justify" style:justify-single-word="false"/>
      <style:text-properties officeooo:rsid="007628da" officeooo:paragraph-rsid="007628da"/>
    </style:style>
    <style:style style:name="P39" style:family="paragraph" style:parent-style-name="Text_20_body">
      <style:paragraph-properties fo:text-align="justify" style:justify-single-word="false"/>
      <style:text-properties officeooo:rsid="0077e4b5" officeooo:paragraph-rsid="0077e4b5"/>
    </style:style>
    <style:style style:name="P40" style:family="paragraph" style:parent-style-name="Text_20_body">
      <style:paragraph-properties fo:text-align="justify" style:justify-single-word="false"/>
      <style:text-properties officeooo:rsid="0078170c" officeooo:paragraph-rsid="0078170c"/>
    </style:style>
    <style:style style:name="P41" style:family="paragraph" style:parent-style-name="Text_20_body">
      <style:paragraph-properties fo:text-align="justify" style:justify-single-word="false"/>
      <style:text-properties officeooo:rsid="007eb68d" officeooo:paragraph-rsid="007eb68d"/>
    </style:style>
    <style:style style:name="P42" style:family="paragraph" style:parent-style-name="Text_20_body">
      <style:paragraph-properties fo:text-align="justify" style:justify-single-word="false"/>
      <style:text-properties officeooo:rsid="0082d2e0" officeooo:paragraph-rsid="0082d2e0"/>
    </style:style>
    <style:style style:name="P43" style:family="paragraph" style:parent-style-name="Text_20_body">
      <style:paragraph-properties fo:text-align="justify" style:justify-single-word="false"/>
      <style:text-properties officeooo:rsid="008462db" officeooo:paragraph-rsid="008462db"/>
    </style:style>
    <style:style style:name="P44" style:family="paragraph" style:parent-style-name="Text_20_body">
      <style:paragraph-properties fo:text-align="justify" style:justify-single-word="false"/>
      <style:text-properties officeooo:rsid="00859e4d" officeooo:paragraph-rsid="00859e4d"/>
    </style:style>
    <style:style style:name="P45" style:family="paragraph" style:parent-style-name="Text_20_body">
      <style:paragraph-properties fo:text-align="justify" style:justify-single-word="false"/>
      <style:text-properties officeooo:rsid="00861e6f" officeooo:paragraph-rsid="00861e6f"/>
    </style:style>
    <style:style style:name="P46" style:family="paragraph" style:parent-style-name="Text_20_body">
      <style:paragraph-properties fo:text-align="justify" style:justify-single-word="false"/>
      <style:text-properties officeooo:rsid="008942a6" officeooo:paragraph-rsid="008942a6"/>
    </style:style>
    <style:style style:name="P47" style:family="paragraph" style:parent-style-name="Text_20_body">
      <style:paragraph-properties fo:text-align="justify" style:justify-single-word="false"/>
      <style:text-properties officeooo:rsid="008980c8" officeooo:paragraph-rsid="008980c8"/>
    </style:style>
    <style:style style:name="P48" style:family="paragraph" style:parent-style-name="Text_20_body">
      <style:paragraph-properties fo:text-align="justify" style:justify-single-word="false"/>
      <style:text-properties officeooo:rsid="008ab3c2" officeooo:paragraph-rsid="008ab3c2"/>
    </style:style>
    <style:style style:name="P49" style:family="paragraph" style:parent-style-name="Text_20_body">
      <style:paragraph-properties fo:text-align="justify" style:justify-single-word="false"/>
      <style:text-properties officeooo:rsid="009005f0" officeooo:paragraph-rsid="0097a6b7"/>
    </style:style>
    <style:style style:name="P50" style:family="paragraph" style:parent-style-name="Text_20_body">
      <style:paragraph-properties fo:text-align="justify" style:justify-single-word="false"/>
      <style:text-properties officeooo:rsid="0099dcb3" officeooo:paragraph-rsid="0099dcb3"/>
    </style:style>
    <style:style style:name="P51" style:family="paragraph" style:parent-style-name="Text_20_body">
      <style:paragraph-properties fo:text-align="justify" style:justify-single-word="false"/>
      <style:text-properties officeooo:rsid="009c5fc4" officeooo:paragraph-rsid="009c5fc4"/>
    </style:style>
    <style:style style:name="P52" style:family="paragraph" style:parent-style-name="Text_20_body">
      <style:paragraph-properties fo:text-align="justify" style:justify-single-word="false"/>
      <style:text-properties officeooo:rsid="009e5fb5" officeooo:paragraph-rsid="009e5fb5"/>
    </style:style>
    <style:style style:name="P53" style:family="paragraph" style:parent-style-name="Text_20_body">
      <style:paragraph-properties fo:text-align="justify" style:justify-single-word="false"/>
      <style:text-properties officeooo:rsid="009fdfac" officeooo:paragraph-rsid="00a0d86d"/>
    </style:style>
    <style:style style:name="P54" style:family="paragraph" style:parent-style-name="Text_20_body">
      <style:paragraph-properties fo:text-align="justify" style:justify-single-word="false"/>
      <style:text-properties officeooo:rsid="00a7c98f" officeooo:paragraph-rsid="00a7c98f"/>
    </style:style>
    <style:style style:name="P55" style:family="paragraph" style:parent-style-name="Text_20_body">
      <style:paragraph-properties fo:text-align="justify" style:justify-single-word="false"/>
      <style:text-properties officeooo:rsid="00a95ee7" officeooo:paragraph-rsid="00a95ee7"/>
    </style:style>
    <style:style style:name="P56" style:family="paragraph" style:parent-style-name="Text_20_body">
      <style:paragraph-properties fo:text-align="justify" style:justify-single-word="false"/>
      <style:text-properties officeooo:rsid="00ad1870" officeooo:paragraph-rsid="00ad1870"/>
    </style:style>
    <style:style style:name="P57" style:family="paragraph" style:parent-style-name="Text_20_body">
      <style:paragraph-properties fo:text-align="justify" style:justify-single-word="false"/>
      <style:text-properties officeooo:rsid="00ae2210" officeooo:paragraph-rsid="00ae2210"/>
    </style:style>
    <style:style style:name="P58" style:family="paragraph" style:parent-style-name="Text_20_body">
      <style:paragraph-properties fo:text-align="justify" style:justify-single-word="false"/>
      <style:text-properties officeooo:rsid="00af69b8" officeooo:paragraph-rsid="00af69b8"/>
    </style:style>
    <style:style style:name="P59" style:family="paragraph" style:parent-style-name="Text_20_body">
      <style:paragraph-properties fo:text-align="justify" style:justify-single-word="false"/>
      <style:text-properties officeooo:rsid="00b00e15" officeooo:paragraph-rsid="00b00e15"/>
    </style:style>
    <style:style style:name="P60" style:family="paragraph" style:parent-style-name="Text_20_body">
      <style:paragraph-properties fo:text-align="justify" style:justify-single-word="false"/>
      <style:text-properties officeooo:rsid="00b18a8a" officeooo:paragraph-rsid="00b18a8a"/>
    </style:style>
    <style:style style:name="P61" style:family="paragraph" style:parent-style-name="Text_20_body">
      <style:paragraph-properties fo:text-align="justify" style:justify-single-word="false"/>
      <style:text-properties officeooo:rsid="00b18a8a" officeooo:paragraph-rsid="00b25573"/>
    </style:style>
    <style:style style:name="T1" style:family="text">
      <style:text-properties officeooo:rsid="000cc9eb"/>
    </style:style>
    <style:style style:name="T2" style:family="text">
      <style:text-properties officeooo:rsid="000de790"/>
    </style:style>
    <style:style style:name="T3" style:family="text">
      <style:text-properties officeooo:rsid="00137374"/>
    </style:style>
    <style:style style:name="T4" style:family="text">
      <style:text-properties officeooo:rsid="00149a5c"/>
    </style:style>
    <style:style style:name="T5" style:family="text">
      <style:text-properties officeooo:rsid="001b6a40"/>
    </style:style>
    <style:style style:name="T6" style:family="text">
      <style:text-properties officeooo:rsid="001ea704"/>
    </style:style>
    <style:style style:name="T7" style:family="text">
      <style:text-properties officeooo:rsid="0020b78e"/>
    </style:style>
    <style:style style:name="T8" style:family="text">
      <style:text-properties officeooo:rsid="0023a3c8"/>
    </style:style>
    <style:style style:name="T9" style:family="text">
      <style:text-properties officeooo:rsid="00287e24"/>
    </style:style>
    <style:style style:name="T10" style:family="text">
      <style:text-properties officeooo:rsid="002a0b46"/>
    </style:style>
    <style:style style:name="T11" style:family="text">
      <style:text-properties officeooo:rsid="002e915f"/>
    </style:style>
    <style:style style:name="T12" style:family="text">
      <style:text-properties officeooo:rsid="002fe491"/>
    </style:style>
    <style:style style:name="T13" style:family="text">
      <style:text-properties officeooo:rsid="003506b4"/>
    </style:style>
    <style:style style:name="T14" style:family="text">
      <style:text-properties officeooo:rsid="00357918"/>
    </style:style>
    <style:style style:name="T15" style:family="text">
      <style:text-properties officeooo:rsid="00362d3c"/>
    </style:style>
    <style:style style:name="T16" style:family="text">
      <style:text-properties officeooo:rsid="003a01d2"/>
    </style:style>
    <style:style style:name="T17" style:family="text">
      <style:text-properties officeooo:rsid="003fe316"/>
    </style:style>
    <style:style style:name="T18" style:family="text">
      <style:text-properties officeooo:rsid="0048c142"/>
    </style:style>
    <style:style style:name="T19" style:family="text">
      <style:text-properties officeooo:rsid="004ec35d"/>
    </style:style>
    <style:style style:name="T20" style:family="text">
      <style:text-properties officeooo:rsid="005ce9f7"/>
    </style:style>
    <style:style style:name="T21" style:family="text">
      <style:text-properties officeooo:rsid="005e7964"/>
    </style:style>
    <style:style style:name="T22" style:family="text">
      <style:text-properties officeooo:rsid="005f5917"/>
    </style:style>
    <style:style style:name="T23" style:family="text">
      <style:text-properties officeooo:rsid="0060e780"/>
    </style:style>
    <style:style style:name="T24" style:family="text">
      <style:text-properties officeooo:rsid="0063ebc1"/>
    </style:style>
    <style:style style:name="T25" style:family="text">
      <style:text-properties officeooo:rsid="00686a93"/>
    </style:style>
    <style:style style:name="T26" style:family="text">
      <style:text-properties officeooo:rsid="0069174d"/>
    </style:style>
    <style:style style:name="T27" style:family="text">
      <style:text-properties officeooo:rsid="006b08a6"/>
    </style:style>
    <style:style style:name="T28" style:family="text">
      <style:text-properties officeooo:rsid="0079db6b"/>
    </style:style>
    <style:style style:name="T29" style:family="text">
      <style:text-properties officeooo:rsid="007d3d23"/>
    </style:style>
    <style:style style:name="T30" style:family="text">
      <style:text-properties officeooo:rsid="007f7ab6"/>
    </style:style>
    <style:style style:name="T31" style:family="text">
      <style:text-properties officeooo:rsid="00859e4d"/>
    </style:style>
    <style:style style:name="T32" style:family="text">
      <style:text-properties officeooo:rsid="0087e00f"/>
    </style:style>
    <style:style style:name="T33" style:family="text">
      <style:text-properties officeooo:rsid="008ab3c2"/>
    </style:style>
    <style:style style:name="T34" style:family="text">
      <style:text-properties officeooo:rsid="008c65eb"/>
    </style:style>
    <style:style style:name="T35" style:family="text">
      <style:text-properties officeooo:rsid="00927ee6"/>
    </style:style>
    <style:style style:name="T36" style:family="text">
      <style:text-properties fo:font-weight="bold" style:font-weight-asian="bold" style:font-weight-complex="bold"/>
    </style:style>
    <style:style style:name="T37" style:family="text">
      <style:text-properties officeooo:rsid="009a4fae"/>
    </style:style>
    <style:style style:name="T38" style:family="text">
      <style:text-properties officeooo:rsid="009e53a2"/>
    </style:style>
    <style:style style:name="T39" style:family="text">
      <style:text-properties officeooo:rsid="00a0d86d"/>
    </style:style>
    <style:style style:name="T40" style:family="text">
      <style:text-properties officeooo:rsid="00a9fe5e"/>
    </style:style>
    <style:style style:name="T41" style:family="text">
      <style:text-properties officeooo:rsid="00b25573"/>
    </style:style>
    <style:style style:name="T42" style:family="text">
      <style:text-properties officeooo:rsid="00b26546"/>
    </style:style>
    <style:style style:name="T43" style:family="text">
      <style:text-properties officeooo:rsid="00b2e509"/>
    </style:style>
    <style:style style:name="T44" style:family="text">
      <style:text-properties officeooo:rsid="00b46855"/>
    </style:style>
    <style:style style:name="T45" style:family="text">
      <style:text-properties officeooo:rsid="00b53691"/>
    </style:style>
    <style:style style:name="T46" style:family="text">
      <style:text-properties officeooo:rsid="00b5e9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ot Only SQL (NoSQL).</text:p>
      <text:p text:style-name="Text_20_body"/>
      <text:p text:style-name="P1">Une technologie n’en chasse pas une autre, elles s’empilent au cours du temps. </text:p>
      <text:p text:style-name="P2">Les technologies de stockage.</text:p>
      <text:p text:style-name="P3">Les bases de données documents et les moteurs de recherche sont des bases de données spécifiques. <text:s/><text:span text:style-name="T1">l’objectif de ce cours est de comprendre le fonctionnement général de ces bases et leur utilité. </text:span></text:p>
      <text:p text:style-name="P4">Les bases de données doivent se créer à partir d’une modélisation : d’abord un modèle conceptuel puis un modèle physique ou relationnel de données. <text:span text:style-name="T2">Le modèle logique est la version suivant le modèle conceptuel sous la forme d’un graphe, d’un arbre ou d’une table. Le modèle physique organise les données et leur stockage dans un logiciel particulier. À chaque étape, on doit faire des compromis par rapport au modèle conceptuel de base pour répondre aux complexités et contraintes de chaque modèle. Il faut comprendre ces contraintes pour les intégrer dans le système. </text:span></text:p>
      <text:p text:style-name="P5">La problématique de la scalabilité est aussi essentielle dans les bases de données, (cf scalabilité vertical vs horizontal). <text:span text:style-name="T3">Problématique de parallélisation et de clustering dans la scalabilité horizontale (les machines ne savent pas qu’elles cherchent dans plusieurs machines). </text:span></text:p>
      <text:p text:style-name="P6">Il faut ensuite stocker et interroger les données en passant à l’échelle ? Mais ce stockage présente également des contraintes importantes. <text:span text:style-name="T4">Il doit y avoir un équilibre entre contrainte, avantages et usages de la technologie employée. </text:span></text:p>
      <text:p text:style-name="P7">Le modèle de base de document permet de répondre à la scalabilité mais il présente aussi des contraintes. </text:p>
      <text:h text:style-name="Heading_20_1" text:outline-level="1">Les 3 modèles de bases de données. </text:h>
      <text:p text:style-name="P8">Dans une table, un modèle conceptuel se présente sous forme de table par entité avec des entrées, des références à d’autres tables (table de relation ou clef étrangère). <text:span text:style-name="T5">Dans ce modèle on optimise la donnée mais le schéma de la donnée n’est pas visible clairement car on a avant tout la structure de la table. La base de données relationnelle permet de changer rapidement des éléments en le répercutant sur le reste du modèle via la modification des identifiants. </text:span></text:p>
      <text:p text:style-name="P9">ACID : <text:span text:style-name="T6">Atomicité, cohérence, isolation, durabilité sont les 4 principes de base des bases de données relationnelles. </text:span></text:p>
      <text:p text:style-name="P10">Transaction : ensemble cohérent d’actions, de requêtes sur la base. Le système doit être capable de retourner en arrière (à l’état initial) en cas d’erreur sur la base au cours de la transaction. <text:span text:style-name="T7">Cela permet de garantir la cohérence de la base de données en cas d’erreur. </text:span></text:p>
      <text:p text:style-name="P11">Une base de données relationnelles est ACID et garantie les transactions donc cela empêche le clustering (toutes les machines ne pourront pas avoir au même moment les même informations car la mise à jour des machines n’est pas instantanée). <text:span text:style-name="T8">Il y a 6 mois, des bases de données relationnelles scalables horizontalement sont apparus ce qui remet en cause ce principe. Mais la plupart des bases de données que l’on pourra rencontrer fonctionnent sur le principe ACID et ne peuvent pas être </text:span><text:soft-page-break/><text:span text:style-name="T8">répartie ou alors via une répartition de master-slave pour redonder les informations. Mais dans ces cas-là, on ne peut pas garantir que la slave et la master soient cohérentes (si la master tombe pendant un commit, la slave ne sera pas cohérente avec la master). </text:span></text:p>
      <text:p text:style-name="P12">Un autre modèle permet d’aller plus loin que les bases relationnelles : le graphes (base du modèle de recherche du web sémantique <text:span text:style-name="T9">→ PROCHAIN COURS</text:span>). <text:span text:style-name="T10">La structure des données fait partie des données elles-même et on n’a pas besoin de créer des nouvelles tables de relations pour les relations n-n, il n’y a pas de limites dans le nombre de sommets et d’arcs de liens. Modèle plus souple et plus proche du modèle conceptuel. Mais ce modèle de graphe est difficile à faire monter en charge car tout peut être relier à tout et il faut connaître très précisément où se trouve les informations. </text:span></text:p>
      <text:p text:style-name="P13">Le dernier modèle de base de donnée est l’arbre avec une racine qui s’étend en feuilles et sous-ensemble<text:span text:style-name="T11">s</text:span>. <text:span text:style-name="T12">Mais ce modèle induit un grand nombre de répétition. De cette manière, chaque sous-ensemble de l’arbre est parfaitement indépendant des autres sous-ensemble. Pour être plus efficace, l’arbre répète les informations ce qui peut être une énorme contrainte. Les développeurs on horreur des arbres car on est obligé de passer par des chemins (XSLT est détesté par les développeurs). </text:span></text:p>
      <text:h text:style-name="Heading_20_1" text:outline-level="1"><text:span text:style-name="T13">Exprimer un arbre.</text:span> </text:h>
      <text:p text:style-name="Text_20_body"/>
      <text:p text:style-name="P14">XML et JSON permettent de structurer hiérarchiquement des arbres et donc des données. Cela reste la meilleure manières de faire passer des données. <text:span text:style-name="T14">JSON demande moins d’informations que XML et cela permet d’optimiser la taille des données à faire passer. </text:span></text:p>
      <text:p text:style-name="P15">XML on trouve un élément racine et est contextuel au document et structurel. <text:span text:style-name="T15">Dans du XML, on a des balises qui peuvent contenir des balises et du texte. En JSON on ne peut pas avoir à l’intérieur d’une valeur du texte et une autre information structurelle. </text:span></text:p>
      <text:p text:style-name="P16">XML peut être exprimer dans n’importe quel encodage de caractère mais JSON est obligatoirement en UTF-8. </text:p>
      <text:p text:style-name="P17">Principe de JSON : programmation objet, on manipule des objets qui possède une clef et des valeurs de type string <text:s/>avec « ... », <text:span text:style-name="T16">integer pour les nombres, liste () et les dictionnaires {}, un tableau (array) [] et des {} pour chaque objet séparé par une virgule. Les {} indiquent des sous-objets en JSON. </text:span></text:p>
      <text:p text:style-name="P18">Pour interroger un arbre, on utilise XPATH en XML et jsonPath en Json. </text:p>
      <text:p text:style-name="P19">Interroger un ensemble d’arbres <text:span text:style-name="T17">avec des bases de données documents (chaque flux XML ou JSON est un document en soi). Il existe des bases de données XML et des bases documents Json, elles sont rarement compatibles entre elles. Une base de données document est organisée en collection et chaque collection doit avoir un ensemble de document ayant une structure cohérente pour permettre une recherche plus efficace et rapide. </text:span></text:p>
      <text:p text:style-name="P19"><text:span text:style-name="T17">Souvent, on rencontre un shema-less : base de données où on peut intégrer des informations sans déterminer a priori une structure claire dans les bases de données documents. On peut rentrer des documents sans structure spécifique, ce n’est pas la base qui vérifie la structure c’est à l’utilisateur qui entre de la donnée de s’assurer d’avoir respecter la structure. </text:span></text:p>
      <text:p text:style-name="P20"><text:soft-page-break/>Globalement, on interroge des documents donc on récupère des documents et pas des données extraites des documents. </text:p>
      <text:p text:style-name="P21">Quel est le niveau à partir duquel on va indexer ? <text:span text:style-name="T18">Dans le cadre d’un cartulaire, j’indexe le cartulaire ou j’indexe à chaque charte présente dans le cartulaire. </text:span></text:p>
      <text:p text:style-name="P22">Dans les bases de données documents, on a des données semi-structuré, on ne peut pas faire des requêtes hyper précises. </text:p>
      <text:p text:style-name="P23">Choisir la granularité de l’indexation est essentiel mais très très complexe car même si on a la possibilité de monter en charge ça coute cher et les modifications de granularité une fois la base créée est encore plus complexe. </text:p>
      <text:h text:style-name="Heading_20_1" text:outline-level="1">Base de données document et scalabilité.</text:h>
      <text:p text:style-name="Text_20_body"/>
      <text:p text:style-name="P24">La requête est émise au serveur de routage qui la transmet aux serveurs de stockage qui lui envoie la réponse et le serveur de routage réuni toutes les réponses un seul flux de réponse. <text:span text:style-name="T19">La charge est répartie de manière homogène entre les serveurs afin d’optimiser le stockage. La plupart du temps, un serveur de stockage en cache en fait 3 qui permettent de faire le boulot même si un serveur tombe. Lorsqu’on ajoute un serveur (3 serveurs), on a un moment où les données ne sont plus cohérentes : quand le système fait la copie des données nouvellement réparties sur le nouveau serveur. On parle alors de CAP : Cohérence, Availability et Tolérance au partitionnement. Ce théorème nous dit que l’application doit être tolérant à l’erreur (en fait, le système n’a pas le choix). On peut donc gagner en scalabilité mais on risque aussi de gagner en erreur de cohérence dans le système. </text:span></text:p>
      <text:p text:style-name="P25">Exemples de bases de données documents existantes.</text:p>
      <text:p text:style-name="P25">XML : BASE X, ExistDB en open source et Oracle Database en payant/<text:span text:style-name="T20">propriétaire.</text:span></text:p>
      <text:p text:style-name="P25">JSON : CouchDB, Cassandra (Facebook), Mongo en open source et Microsoft Cosmos Azure DB <text:span text:style-name="T21">(CLOUD)</text:span> en payant/<text:span text:style-name="T20">propriétaire. PostGreSql permet de créer du Json et de faire de la base de données relationnelles mais elle ne scale pas horizontalement. </text:span></text:p>
      <text:p text:style-name="P26">Le cloud est l’avenir des bases de données <text:span text:style-name="T22">mais les données sont stockées ailleurs. L’énorme avantage est de réduire les coûts, dans ce cas l’externalisation peut être intéressante. </text:span></text:p>
      <text:p text:style-name="P27">Marklogic a adapté sa base de données XML <text:span text:style-name="T23">mais tout se fera en Xquery derrière. </text:span></text:p>
      <text:p text:style-name="P28">MongoDB a des driver dans tous les langages et une API qui permet de manipuler les bases très facilement <text:span text:style-name="T24">(CRUD). Le langage de requête de MongoDB est spécifique à ce logiciel, il s’exprime en json. MongoDB s’installe avec un apt get dans LINUX. </text:span></text:p>
      <text:h text:style-name="Heading_20_1" text:outline-level="1">Résumé. </text:h>
      <text:p text:style-name="Text_20_body"/>
      <text:p text:style-name="P29">Dans quels cas utiliser ces données ?</text:p>
      <text:p text:style-name="P29"><text:soft-page-break/><text:span text:style-name="T25">→ </text:span>Interrogation d’un ensemble de documents structurés hiérarchiquement dont la structure ne peut pas être exprimée en base de données relationnelles. </text:p>
      <text:p text:style-name="P29"><text:span text:style-name="T25">→ </text:span>Besoin fort de monter en charge. </text:p>
      <text:p text:style-name="P30"><text:span text:style-name="T25">→ </text:span>Peu ou pas de mise à jour des documents mais beaucoup de sollicitations en lecture d’un document ou d’un ensemble de documents avec des attendus très forts en terme de vélocité. </text:p>
      <text:p text:style-name="P31">→ Structure de données non homogènes et pouvant évoluer. </text:p>
      <text:p text:style-name="P31">Dans quels cas ne pas utiliser une BD document ?</text:p>
      <text:p text:style-name="P31">→ <text:span text:style-name="T26">I</text:span>nterrogation de données fortement reliée avec une grande hétérogénéité d’entités manipulées. </text:p>
      <text:p text:style-name="P31">→ <text:span text:style-name="T27">Interrogation complexe et permettant de récupérer des données très précises et éparses entre plusieurs entités. </text:span></text:p>
      <text:p text:style-name="P32">→ Beaucoup de mise à jour et fort besoin de garantir la fiabilité d’une transaction (ACID). </text:p>
      <text:p text:style-name="P33">→ Interrogation plein texte. </text:p>
      <text:p text:style-name="P33"/>
      <text:h text:style-name="Heading_20_1" text:outline-level="1">Les moteurs de recherche.</text:h>
      <text:p text:style-name="P34">Retrouver dans une collection de document peu ou faiblement structurer des informations.</text:p>
      <text:p text:style-name="P35">Requête plein texte. </text:p>
      <text:p text:style-name="P36">Vocabulaire : trouver un compromis entre les faux-positifs = le bruit des documents, plein de résultats mais non pertinent. </text:p>
      <text:p text:style-name="P37">Le silence ou faux-négatif : les documents pertinents ne sont pas inclus dans la réponse de la requête. </text:p>
      <text:p text:style-name="P38">Ce ne sont pas des notions objective : chaque personne a une définition différentes de ces termes en fonction des documents qu’elle traite. La pertinence est SUBJECTIVE. </text:p>
      <text:p text:style-name="P39">La précision mesure la fraction des vrais positif dans un résultat. Une précision de 1 correspond à l’absence totale de faux positif. Une précision nulle indique que le résultat ne contient aucun document pertinent. </text:p>
      <text:p text:style-name="P39">Rappel. <text:span text:style-name="T29">REPRENDRE LA DEFINITION. </text:span></text:p>
      <text:p text:style-name="P40">Index et index inversé : les mots dans une matrice et retrouver des mots dans les documents. <text:span text:style-name="T28">La matrice met en regard les mots vs les documents pour faire remonter des documents dans la recherche. Face à un très grand nombre de document, cette matrice est peut fiable. Pour beaucoup de document on va chercher les mots et dire dans quels documents ils apparaissent. </text:span></text:p>
      <text:p text:style-name="P41">On fait souvent appel à des requêtes booléennes <text:span text:style-name="T30">pour trouver des réponses. Et/Ou/Sauf sont les trois mots permettant de structurer une requête booléenne. </text:span></text:p>
      <text:p text:style-name="P42">Par défaut un moteur de recherche fait des requêtes en ET et si il ne trouve pas de réponse, il fonctionne avec le OU. </text:p>
      <text:p text:style-name="P43"><text:soft-page-break/>Dans les formes indéxées, il y a parfois des accents, des majuscules et des synonymes. <text:span text:style-name="T31">Au moment de l’indexation, il faut expliquer que « loup » et « Loup » sont la même chose et que le moteur de recherche les prennent en compte. Il faut donc normaliser les différents éléments.</text:span></text:p>
      <text:p text:style-name="P44">On va faire de la tokénisation : recherche de l’ensemble des formes dans un documents (mais pb avec les traits-d’union et les apostrophes). </text:p>
      <text:p text:style-name="P45">Normalisation : <text:span text:style-name="T32">on vire les accents, on normalise pour que le mot soit plus simple. On enlève les casses, et on retire tous les diacritiques. </text:span></text:p>
      <text:p text:style-name="P46">Lemmatisation : donner des formes canoniques pour chaque forme de mot trouvé. </text:p>
      <text:p text:style-name="P47">Retrait des mot vide : les déterminants etc qui ne sont pas significatif à la recherche mais gonfle énormément les index. <text:span text:style-name="T33">Mais les moteurs de recherche anglais on d’autres soucis car « to be or not to be » est une recherche composée uniquement de mots vides. Généralement les moteurs de recherche on un index séparé et spécifique pour les mots vides. </text:span></text:p>
      <text:p text:style-name="P48">On ajoute les synonymes : <text:span text:style-name="T34">cela permet de saturer l’index avec des erreurs pour que les requêtes avec les fautes d’orthographes puissent tout de même donner des résultats. </text:span></text:p>
      <text:p text:style-name="P48"/>
      <text:h text:style-name="Heading_20_1" text:outline-level="1">Tri et classement <text:span text:style-name="T38">des résultats dans les moteurs de recherche. </text:span></text:h>
      <text:p text:style-name="P49">Une fois qu’on a la liste des documents, il faut les trier. Les documents répondent-ils à la requête ? Si oui, comment je les fais apparaître ? Ordre alphabétique, date, pertinence ? </text:p>
      <text:p text:style-name="P49">La pertinence est le critère qui prend en compte la requête utilisateur par rapport à l’ensemble des résultats. <text:span text:style-name="T35">Le paramétrage de la pertinence est très largement subjectif et donc complexe à gérer car il s’appuie sur des critère de fréquence d’un terme (algorithme TF-IDF) et de similarité entre la requête et la normalisation. </text:span></text:p>
      <text:p text:style-name="P49"><text:span text:style-name="T35">La provenance des mots est aussi importante pour déterminer la pertinence du résultat : si le mot recherché apparaît dans l’URL ou dans le titre ça a plus de poids que si le mots est quelque part dans la fin du texte. Ce choix de la pertinence de la provenance est très importante car pour « Victor Hugo » on peut mettre l’accent sur auteur et ce sont les livres de Victor Hugo qui vont ressortir et si on met l’accent sur mots du titre, ce sont les livres sur Victor Hugo qui vont ressortir. </text:span></text:p>
      <text:p text:style-name="P50">Le succès de Google est basé sur la pertinence du <text:span text:style-name="T36">page rank</text:span> : si un site est très relié, si il compte bcp de lien hypertexte entrant, il sera considéré comme plus fiable donc plus pertinent que les autres donc il ressortira plus haut dans les résultats. <text:span text:style-name="T37">Les mots qui sont associés aux liens sont aussi associés au document même s’ils ne sont pas dans le document. Google Bombing (cf 2007 pour Sarkozy et Isnogood). </text:span></text:p>
      <text:p text:style-name="P51">Enfin, le comportement de l’utilisateur est devenu un critère pour Google car il enregistre les liens sur lesquels l’utilisateur à cliqué et stock ces informations pour donner des informations qui sont susceptibles de nous intéresser car on les a déjà consulté. </text:p>
      <text:p text:style-name="P52">Cf les digital labors de Google. </text:p>
      <text:p text:style-name="P53"><text:soft-page-break/>Filtres et les facettes pour naviguer dans les résultats d’une requête. </text:p>
      <text:p text:style-name="P53"><text:span text:style-name="T39">Souvent on les trouve sur le côté gauche des moteurs de recherche et elles permettent de sélectionner des résultats dans la liste des résultats en fonction de critères pré-définis. Les facettes sont des collections de filtres. Pour chaque valeur de filtre, on associe également le nombre de résultats correspondant. Cela permet pour les utilisateurs d’aller plus vite mais les utilisateurs sont rarement habitués à les utiliser dans les sites nouveaux (on ne les utilise majoritairement que sur les sites de e-commerce). Il faut aussi penser au frontend : ce que voit l’utilisateur, cela va aussi déterminer ces pratiques sur un site. </text:span></text:p>
      <text:p text:style-name="P54">On utilise un moteur de recherche sur une base document dès qu’on veut faire une recherche plein texte sur des milliers de documents et qu’on veut gérer des pertinences. </text:p>
      <text:p text:style-name="P55">Règle absolue pour les systèmes stockage et de requête/réponse : <text:span text:style-name="T40">shit in, shit out, si on ne contrôle rien, si les données ne sont pas propres, il sera très durs d’avoir un moteur de recherche pertinent. </text:span></text:p>
      <text:p text:style-name="P56">Quand un moteur de recherche fait de la merde, il faut aller voir les données en premier et les retravailler pour obtenir des données propres et si ça ne marche toujours pas, il faut aller voir le logiciel du moteur de recherche. </text:p>
      <text:p text:style-name="P56"/>
      <text:p text:style-name="P57">Les lignes directrices. </text:p>
      <text:p text:style-name="P57">Souvent il faut plusieurs bases de données documents pour s’en sortir. Le moteur de recherche est de plus en plus fréquent car on fait tous par habitude de la recherche plein texte. </text:p>
      <text:p text:style-name="P58">Il faut avoir différentes familles de bases de données pour bien s’en sortir, l’enjeu devient alors de bien faire passer les informations d’un type de base de donnée à une autre base de données de type différent. </text:p>
      <text:p text:style-name="P59">Plus on réduit l’écart de mise à jour des données entre les serveurs de base de données et le serveur du moteur de recherche, plus cela va couter cher. </text:p>
      <text:p text:style-name="P59"/>
      <text:p text:style-name="P61">Moteurs de recherche open source : Xapian Solr (intègre du XML <text:span text:style-name="T41">→ technologie Lucene d’indexation libre</text:span>), Sphinx, elasticsearch (A RETENIR POUR LE STAGE car très hautement scalable, il intègre du json <text:span text:style-name="T41">et → technologie Lucene d’indexation libre</text:span>). </text:p>
      <text:p text:style-name="P60">Moteur de recherche propriétaire : exalead <text:span text:style-name="T43">(qui appartient à Dassault Système)</text:span>, sinequa <text:span text:style-name="T44">(spécialisation dans le big data)</text:span>, antidot <text:span text:style-name="T45">(documentation technique avec la norme docbook)</text:span>, algol<text:span text:style-name="T46">ia (n’est que dans le cloud, connu car il équipe la plupart des applications de téléphones Android, Iphone)</text:span> <text:span text:style-name="T42">→ tous sont frança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08:32:28.961241200</meta:creation-date>
    <meta:generator>LibreOffice/5.3.7.2$MacOSX_X86_64 LibreOffice_project/6b8ed514a9f8b44d37a1b96673cbbdd077e24059</meta:generator>
    <dc:date>2019-01-08T12:29:29.682895384</dc:date>
    <meta:editing-duration>PT3H55M43S</meta:editing-duration>
    <meta:editing-cycles>160</meta:editing-cycles>
    <meta:document-statistic meta:table-count="0" meta:image-count="0" meta:object-count="0" meta:page-count="6" meta:paragraph-count="81" meta:word-count="2684" meta:character-count="16107" meta:non-whitespace-character-count="13431"/>
  </office:meta>
</office:document-meta>
</file>